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_20__28_user_29_">
      <style:paragraph-properties fo:margin-left="0cm" fo:margin-right="0cm" fo:line-height="150%" fo:text-indent="0cm" style:auto-text-indent="false"/>
      <style:text-properties style:font-name="Courier 10 Pitch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style:font-name="Courier 10 Pitch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 style:list-style-name="L1">
      <style:paragraph-properties fo:margin-left="0cm" fo:margin-right="0cm" fo:line-height="150%" fo:text-indent="0cm" style:auto-text-indent="false"/>
      <style:text-properties style:font-name="Courier 10 Pitch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line-height="150%"/>
      <style:text-properties style:font-name="Courier 10 Pitch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paragraph-properties fo:line-height="150%"/>
      <style:text-properties style:font-name="Courier 10 Pitch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Preformatted_20_Text">
      <style:paragraph-properties fo:margin-left="1.067cm" fo:margin-right="0cm" fo:line-height="150%" fo:text-indent="0cm" style:auto-text-indent="false"/>
      <style:text-properties style:font-name="Courier 10 Pitch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Preformatted_20_Text">
      <style:paragraph-properties fo:margin-left="0cm" fo:margin-right="0cm" fo:line-height="150%" fo:text-indent="0cm" style:auto-text-indent="false"/>
      <style:text-properties style:font-name="Courier 10 Pitch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uctions</text:p>
      <text:p text:style-name="P4"/>
      <text:p text:style-name="P5">1. What is the output of the following code? Justify your answer.</text:p>
      <text:p text:style-name="P6">#include&lt;stdio.h&gt;</text:p>
      <text:p text:style-name="P6">int add(int x, int y)</text:p>
      <text:p text:style-name="P6">{</text:p>
      <text:p text:style-name="P6"><text:s text:c="8"/>return (x+y);</text:p>
      <text:p text:style-name="P6">}</text:p>
      <text:p text:style-name="P6"/>
      <text:p text:style-name="P6">int subtract(int x, int y)</text:p>
      <text:p text:style-name="P6">{</text:p>
      <text:p text:style-name="P6"><text:s text:c="8"/>return(x-y);</text:p>
      <text:p text:style-name="P6">}</text:p>
      <text:p text:style-name="P6">int multiply(int x, int y)</text:p>
      <text:p text:style-name="P6">{</text:p>
      <text:p text:style-name="P6"><text:s text:c="8"/>return(x*y);</text:p>
      <text:p text:style-name="P6">}</text:p>
      <text:p text:style-name="P6"/>
      <text:p text:style-name="P6">int main()</text:p>
      <text:p text:style-name="P6">{</text:p>
      <text:p text:style-name="P6"><text:s text:c="8"/>int (*fnarry[3])(int,int)={add,subtract,multiply};</text:p>
      <text:p text:style-name="P6"><text:s text:c="8"/>int i=0;</text:p>
      <text:p text:style-name="P6"><text:s text:c="8"/>printf("\n%d\n",(fnarry[i+1]+1)(5,6));</text:p>
      <text:p text:style-name="P6">}</text:p>
      <text:p text:style-name="P6"/>
      <text:p text:style-name="P7">2. Impliment recursively xpowery i.e power(x,y).</text:p>
      <text:p text:style-name="P6"/>
      <text:p text:style-name="P7">3. Give anew method which performs same as below methods. </text:p>
      <text:p text:style-name="P6"><text:s text:c="3"/>Method 1:<text:tab/>if(x == 0) <text:tab/><text:tab/>Method 2: switch(x) { </text:p>
      <text:p text:style-name="P6"><text:s text:c="3"/><text:tab/><text:tab/><text:tab/>fn0();<text:tab/><text:tab/> <text:s text:c="9"/>case 0: fn0(); </text:p>
      <text:p text:style-name="P6"><text:s text:c="3"/><text:tab/><text:tab/>else if(x = 1) <text:s/><text:tab/><text:tab/><text:tab/> <text:s/>break; </text:p>
      <text:p text:style-name="P6"><text:s text:c="2"/><text:tab/><text:tab/><text:tab/>fn1();<text:tab/><text:tab/> <text:tab/> <text:s/>case 1: fn1();<text:tab/> </text:p>
      <text:p text:style-name="P6"><text:s text:c="3"/><text:tab/><text:tab/>else if(x = 2) <text:tab/><text:tab/><text:tab/><text:tab/> <text:s/>break; </text:p>
      <text:p text:style-name="P6"><text:s text:c="2"/><text:tab/><text:tab/><text:tab/>fn2();<text:tab/><text:tab/><text:tab/> <text:s/>case 2: fn2(); </text:p>
      <text:p text:style-name="P6"><text:s text:c="3"/><text:tab/><text:tab/>else fnX();<text:tab/><text:tab/><text:tab/> <text:s text:c="9"/>break; </text:p>
      <text:p text:style-name="P6"><text:s text:c="2"/><text:tab/><text:tab/><text:tab/><text:tab/><text:tab/><text:tab/> <text:s/>default: fnX(); </text:p>
      <text:p text:style-name="P6"><text:s text:c="2"/><text:tab/><text:tab/><text:tab/><text:tab/><text:tab/><text:tab/>}</text:p>
      <text:p text:style-name="P6"/>
      <text:p text:style-name="P2"><text:soft-page-break/></text:p>
      <text:p text:style-name="P2">4. void fun(int p) </text:p>
      <text:p text:style-name="P2"><text:tab/>{<text:tab/> </text:p>
      <text:p text:style-name="P2"><text:tab/>p=p+1; </text:p>
      <text:p text:style-name="P2"><text:tab/>return; </text:p>
      <text:p text:style-name="P2"><text:tab/>} </text:p>
      <text:p text:style-name="P2"/>
      <text:p text:style-name="P2"><text:tab/>int main() </text:p>
      <text:p text:style-name="P2"><text:tab/>{ </text:p>
      <text:p text:style-name="P2"><text:tab/>int p = 012 </text:p>
      <text:p text:style-name="P2"><text:tab/>fun(p); </text:p>
      <text:p text:style-name="P2"><text:tab/>printf("%d\n",p); </text:p>
      <text:p text:style-name="P2"><text:tab/>} </text:p>
      <text:p text:style-name="P2"/>
      <text:p text:style-name="P2">5. extern int add(int,int); </text:p>
      <text:p text:style-name="P2"><text:tab/>extern int i; </text:p>
      <text:p text:style-name="P2"><text:tab/>int main() </text:p>
      <text:p text:style-name="P2"><text:tab/>{<text:tab/> </text:p>
      <text:p text:style-name="P2"><text:tab/>printf("%d",add(100,200)); </text:p>
      <text:p text:style-name="P2"><text:tab/>} </text:p>
      <text:p text:style-name="P2"><text:tab/>int add(int a, int b) </text:p>
      <text:p text:style-name="P2"><text:tab/>{ </text:p>
      <text:p text:style-name="P2"><text:tab/>int i; </text:p>
      <text:p text:style-name="P2"><text:tab/>i=a+b; </text:p>
      <text:p text:style-name="P2"><text:tab/>return(i); </text:p>
      <text:p text:style-name="P2"><text:tab/>}</text:p>
      <text:p text:style-name="P2"/>
      <text:p text:style-name="P2">6. What is size of following.. </text:p>
      <text:p text:style-name="P2"><text:tab/>int *a[10]; </text:p>
      <text:p text:style-name="P2"><text:tab/>int (*fun)(); </text:p>
      <text:p text:style-name="P2"><text:tab/>void *fun();</text:p>
      <text:p text:style-name="P2"/>
      <text:p text:style-name="P2">7. file1: </text:p>
      <text:p text:style-name="P2"><text:tab/>int a[10]; </text:p>
      <text:p text:style-name="P2"><text:tab/>fun(int a[],int size) </text:p>
      <text:p text:style-name="P2"><text:tab/>{ </text:p>
      <text:p text:style-name="P2"><text:tab/><text:tab/>printf("%d\n", sizeof(a)); </text:p>
      <text:p text:style-name="P2"><text:tab/> </text:p>
      <text:p text:style-name="P2"><text:soft-page-break/>file2: </text:p>
      <text:p text:style-name="P2"><text:tab/>extern int a[]; </text:p>
      <text:p text:style-name="P2"><text:tab/>extern fun(int [],int); </text:p>
      <text:p text:style-name="P2"><text:tab/> </text:p>
      <text:p text:style-name="P2"><text:tab/>int main </text:p>
      <text:p text:style-name="P2"><text:tab/>{ </text:p>
      <text:p text:style-name="P2"><text:tab/><text:tab/>fun(a, sizeof(a)); </text:p>
      <text:p text:style-name="P2"><text:tab/>} </text:p>
      <text:p text:style-name="P2"/>
      <text:p text:style-name="P2">8. #include <text:s text:c="6"/>&lt;stdio.h&gt;<text:tab/> </text:p>
      <text:p text:style-name="P2"><text:tab/>main () </text:p>
      <text:p text:style-name="P2"><text:tab/>{ </text:p>
      <text:p text:style-name="P2"><text:tab/>add(95,54); </text:p>
      <text:p text:style-name="P2"><text:tab/>} </text:p>
      <text:p text:style-name="P2"><text:tab/>void add(int a, int b) </text:p>
      <text:p text:style-name="P2"><text:tab/>{ </text:p>
      <text:p text:style-name="P2"><text:tab/>int c; </text:p>
      <text:p text:style-name="P2"><text:tab/>c = a+b; </text:p>
      <text:p text:style-name="P2"><text:tab/>printf("%d\n", c); </text:p>
      <text:p text:style-name="P2"><text:tab/>}</text:p>
      <text:p text:style-name="P2">is there any problem with code?if YES.what is it?how do u fix it? </text:p>
      <text:p text:style-name="P2"/>
      <text:p text:style-name="P2">9. #include<text:tab/>&lt;stdio.h&gt; </text:p>
      <text:p text:style-name="P2">int main() </text:p>
      <text:p text:style-name="P2"><text:s/>{ </text:p>
      <text:p text:style-name="P2"><text:tab/>int i = 012; </text:p>
      <text:p text:style-name="P2"><text:tab/>fun(i); </text:p>
      <text:p text:style-name="P2"><text:tab/>printf("%d\n", i); </text:p>
      <text:p text:style-name="P2"><text:s/>} </text:p>
      <text:p text:style-name="P2">fun(int i) </text:p>
      <text:p text:style-name="P2"><text:s/>{ </text:p>
      <text:p text:style-name="P2"><text:tab/>i += 1; </text:p>
      <text:p text:style-name="P2"><text:s/>} </text:p>
      <text:p text:style-name="P2"/>
      <text:p text:style-name="P2">10. struct exp{ </text:p>
      <text:p text:style-name="P2"><text:tab/>int a; </text:p>
      <text:p text:style-name="P2"><text:tab/>int b; <text:tab/></text:p>
      <text:p text:style-name="P2"><text:tab/>int c; </text:p>
      <text:p text:style-name="P2"><text:soft-page-break/>} </text:p>
      <text:p text:style-name="P2"/>
      <text:p text:style-name="P2">int fun(struct exp *s1) </text:p>
      <text:p text:style-name="P2">{ </text:p>
      <text:p text:style-name="P2"><text:tab/>printf("%d",s1-&gt;a); </text:p>
      <text:p text:style-name="P2"><text:tab/>printf("%d",s1-&gt;b); </text:p>
      <text:p text:style-name="P2"><text:tab/>printf("%d",(*s1).c); </text:p>
      <text:p text:style-name="P2">} </text:p>
      <text:p text:style-name="P2"/>
      <text:p text:style-name="P2">11. int main() </text:p>
      <text:p text:style-name="P2"><text:tab/>{ </text:p>
      <text:p text:style-name="P2"><text:tab/>struct exp s1; </text:p>
      <text:p text:style-name="P2"><text:tab/>s1.a=10; </text:p>
      <text:p text:style-name="P2"><text:tab/>s1.b=20; </text:p>
      <text:p text:style-name="P2"><text:tab/>s1.c=30; </text:p>
      <text:p text:style-name="P2"><text:tab/>fun(&amp;s1); </text:p>
      <text:p text:style-name="P2"><text:tab/>}</text:p>
      <text:p text:style-name="P2"/>
      <text:p text:style-name="P1"><text:s/></text:p>
      <text:p text:style-name="P2">1. What is Call by value and Call by reference?Explain with an example.</text:p>
      <text:p text:style-name="P5">2. What is function?advantage of function over macro.</text:p>
      <text:p text:style-name="P2">3. How variable argument lists works in c? Explain with an example</text:p>
      <text:p text:style-name="P2">4. What happens if a variable is static within the recursion ?</text:p>
      <text:p text:style-name="P2">5. recursive function to find the factorail of a number.</text:p>
      <text:p text:style-name="P2">6. What is call back fuction &amp; reentrant code? </text:p>
      <text:p text:style-name="P2">7. How to pass entire array to a function as call by value ?</text:p>
      <text:p text:style-name="P2">8. How stack frames are created when function is invoked? </text:p>
      <text:p text:style-name="P2">9. Explain </text:p>
      <text:p text:style-name="P2">int * (*fun)(int (*a)[]) </text:p>
      <text:p text:style-name="P2">10. What is inline function, how the compiler will recognizes whether it is inline or not, what is the </text:p>
      <text:p text:style-name="P2">difference between inline and a normal function</text:p>
      <text:p text:style-name="P2">11. What are the advantages of the functions? </text:p>
      <text:p text:style-name="P2">12. What is the purpose of main( ) function? </text:p>
      <text:p text:style-name="P2">13. What is an argument ? differentiate between formal arguments and actual arguments? </text:p>
      <text:p text:style-name="P2">14. What is a function and built-in function? </text:p>
      <text:p text:style-name="P2">15. What is modular programming?</text:p>
      <text:p text:style-name="P2"><text:soft-page-break/>16. What is a static function? </text:p>
      <text:p text:style-name="P2">17. Why should I prototype a function?</text:p>
      <text:p text:style-name="P2">18. When would you use a pointer to a function? </text:p>
      <text:list xml:id="list715968102" text:style-name="L1">
        <text:list-item>
          <text:p text:style-name="P3">How do you use a pointer to a function?</text:p>
        </text:list-item>
        <text:list-item>
          <text:p text:style-name="P3">Explain Stack winding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alisa </meta:initial-creator>
    <meta:creation-date>2015-10-08T15:53:13</meta:creation-date>
    <dc:date>2015-10-12T15:14:51</dc:date>
    <dc:creator>Monalisa </dc:creator>
    <meta:editing-duration>PT2H5M51S</meta:editing-duration>
    <meta:editing-cycles>30</meta:editing-cycles>
    <meta:generator>LibreOffice/3.5$Linux_x86 LibreOffice_project/350m1$Build-2</meta:generator>
    <meta:document-statistic meta:table-count="0" meta:image-count="0" meta:object-count="0" meta:page-count="5" meta:paragraph-count="138" meta:word-count="464" meta:character-count="2793" meta:non-whitespace-character-count="2201"/>
  </office:meta>
</office:document-meta>
</file>